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宋体" svg:font-family="宋体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23cm"/>
    </style:style>
    <style:style style:name="co2" style:family="table-column">
      <style:table-column-properties fo:break-before="auto" style:column-width="5.627cm"/>
    </style:style>
    <style:style style:name="co3" style:family="table-column">
      <style:table-column-properties fo:break-before="auto" style:column-width="5.53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6.161cm"/>
    </style:style>
    <style:style style:name="co7" style:family="table-column">
      <style:table-column-properties fo:break-before="auto" style:column-width="6.937cm"/>
    </style:style>
    <style:style style:name="co8" style:family="table-column">
      <style:table-column-properties fo:break-before="auto" style:column-width="1.741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5" style:family="table-cell" style:parent-style-name="Default"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text-position="0% 100%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T3" style:family="text">
      <style:text-properties fo:color="#ff0000" style:text-outline="false" style:text-line-through-style="none" style:text-position="0% 100%" style:font-name="Calibri" fo:font-size="10.5pt" fo:font-style="normal" fo:text-shadow="none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4" style:family="text">
      <style:text-properties fo:color="#ff0000" style:text-outline="false" style:text-line-through-style="none" style:text-position="0% 100%" style:font-name="宋体" fo:font-size="10.5pt" fo:font-style="normal" fo:text-shadow="none" style:text-underline-style="none" fo:font-weight="normal" style:font-name-asian="宋体" style:font-size-asian="10.5pt" style:font-style-asian="normal" style:font-weight-asian="normal" style:font-size-complex="10.5pt" style:font-style-complex="normal" style:font-weight-complex="normal"/>
    </style:style>
    <style:style style:name="T5" style:family="text">
      <style:text-properties fo:color="#0000ff" style:text-outline="false" style:text-line-through-style="none" style:font-name="宋体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宋体" style:font-size-asian="11pt" style:language-asian="zh" style:country-asian="CN" style:font-style-asian="normal" style:font-weight-asian="normal" style:font-name-complex="DejaVu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现有天气预报</text:p>
          </table:table-cell>
          <table:table-cell table:style-name="ce3" office:value-type="string">
            <text:p>中国天气网</text:p>
          </table:table-cell>
          <table:table-cell table:style-name="ce6" office:value-type="string">
            <text:p>1<text:span text:style-name="T6">15</text:span><text:span text:style-name="T6">工具箱</text:span></text:p>
          </table:table-cell>
          <table:table-cell table:style-name="ce8" office:value-type="string" table:number-columns-spanned="3" table:number-rows-spanned="1">
            <text:p>天气预报W<text:span text:style-name="T6">EB</text:span><text:span text:style-name="T6">服务</text:span></text:p>
          </table:table-cell>
          <table:covered-table-cell table:style-name="ce10"/>
          <table:covered-table-cell table:style-name="ce10"/>
          <table:table-cell table:style-name="ce6" office:value-type="string">
            <text:p>中央气象台</text:p>
          </table:table-cell>
          <table:table-cell table:style-name="ce5" office:value-type="string">
            <text:p>3<text:span text:style-name="T6">60</text:span><text:span text:style-name="T6">天气预报</text:span>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<text:span text:style-name="T5"><text:a xlink:href="http://www.weather.com.cn/weather/101050901.shtml">http://www.weather.com.cn/weather/101050901.shtml</text:a></text:span></text:p>
          </table:table-cell>
          <table:table-cell table:style-name="ce7" office:value-type="string">
            <text:p>http://tool.115.com/tianqi/101050901.html</text:p>
          </table:table-cell>
          <table:table-cell table:style-name="ce9" office:value-type="string" table:number-columns-spanned="3" table:number-rows-spanned="1">
            <text:p>http://www.webxml.com.cn/zh_cn/weather_icon.aspx</text:p>
          </table:table-cell>
          <table:covered-table-cell table:style-name="ce9"/>
          <table:covered-table-cell table:style-name="ce9"/>
          <table:table-cell table:style-name="ce7" office:value-type="string">
            <text:p>http://www.nmc.gov.cn/publish/forecast/AHL/daqing.html</text:p>
          </table:table-cell>
          <table:table-cell table:style-name="ce7" office:value-type="string">
            <text:p>http://tq.360.cn/index.php?cityNo=101050901&amp;fcode=05&amp;scode=0509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"/>
          <table:table-cell office:value-type="string">
            <text:p>大</text:p>
          </table:table-cell>
          <table:table-cell office:value-type="string">
            <text:p>中</text:p>
          </table:table-cell>
          <table:table-cell office:value-type="string">
            <text:p>小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晴<text:span text:style-name="T1"> </text:span><text:span text:style-name="T1">a0</text:span><text:span text:style-name="T2">（大）</text:span><text:span text:style-name="T1"> </text:span><text:span text:style-name="T3">b0</text:span><text:span text:style-name="T4">（小）</text:span><text:span text:style-name="T3"> </text:span><text:span text:style-name="T4">下同</text:span><text:span text:style-name="T3"> <text:s text:c="22"/></text:span></text:p>
          </table:table-cell>
          <table:table-cell table:style-name="ce5" office:value-type="string">
            <text:p>d00<text:span text:style-name="T6">.gif</text:span></text:p>
          </table:table-cell>
          <table:table-cell table:style-name="ce5" office:value-type="string">
            <text:p>d<text:span text:style-name="T6">00.png</text:span></text:p>
          </table:table-cell>
          <table:table-cell table:style-name="ce5" office:value-type="string">
            <text:p>a_0.gif</text:p>
          </table:table-cell>
          <table:table-cell office:value-type="string">
            <text:p>b_0.gif</text:p>
          </table:table-cell>
          <table:table-cell office:value-type="string">
            <text:p>0.gif</text:p>
          </table:table-cell>
          <table:table-cell office:value-type="string">
            <text:p>d0.gif</text:p>
          </table:table-cell>
          <table:table-cell office:value-type="string">
            <text:p>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多云<text:span text:style-name="T1"> </text:span><text:span text:style-name="T1">a1</text:span></text:p>
          </table:table-cell>
          <table:table-cell office:value-type="string">
            <text:p>d01.gif</text:p>
          </table:table-cell>
          <table:table-cell table:style-name="ce5" office:value-type="string">
            <text:p>d<text:span text:style-name="T6">01.png</text:span></text:p>
          </table:table-cell>
          <table:table-cell table:style-name="ce5" office:value-type="string">
            <text:p>a_1.gif</text:p>
          </table:table-cell>
          <table:table-cell office:value-type="string">
            <text:p>b_1.gif</text:p>
          </table:table-cell>
          <table:table-cell office:value-type="string">
            <text:p>1.gif</text:p>
          </table:table-cell>
          <table:table-cell office:value-type="string">
            <text:p>d1.gif</text:p>
          </table:table-cell>
          <table:table-cell office:value-type="string">
            <text:p>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阴<text:span text:style-name="T1"> </text:span><text:span text:style-name="T1">a2</text:span></text:p>
          </table:table-cell>
          <table:table-cell office:value-type="string">
            <text:p>d02.gif</text:p>
          </table:table-cell>
          <table:table-cell table:style-name="ce5" office:value-type="string">
            <text:p>d<text:span text:style-name="T6">02.png</text:span></text:p>
          </table:table-cell>
          <table:table-cell table:style-name="ce5" office:value-type="string">
            <text:p>a_2.gif</text:p>
          </table:table-cell>
          <table:table-cell office:value-type="string">
            <text:p>b_2.gif</text:p>
          </table:table-cell>
          <table:table-cell office:value-type="string">
            <text:p>2.gif</text:p>
          </table:table-cell>
          <table:table-cell office:value-type="string">
            <text:p>d2.gif</text:p>
          </table:table-cell>
          <table:table-cell office:value-type="string">
            <text:p>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阵雨<text:span text:style-name="T1"> </text:span><text:span text:style-name="T1">a3</text:span></text:p>
          </table:table-cell>
          <table:table-cell office:value-type="string">
            <text:p>d03.gif</text:p>
          </table:table-cell>
          <table:table-cell table:style-name="ce5" office:value-type="string">
            <text:p>d<text:span text:style-name="T6">03.png</text:span></text:p>
          </table:table-cell>
          <table:table-cell table:style-name="ce5" office:value-type="string">
            <text:p>a_3.gif</text:p>
          </table:table-cell>
          <table:table-cell office:value-type="string">
            <text:p>b_3.gif</text:p>
          </table:table-cell>
          <table:table-cell office:value-type="string">
            <text:p>3.gif</text:p>
          </table:table-cell>
          <table:table-cell office:value-type="string">
            <text:p>d3.gif</text:p>
          </table:table-cell>
          <table:table-cell office:value-type="string">
            <text:p>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雷阵雨<text:span text:style-name="T1"> </text:span><text:span text:style-name="T1">a4</text:span></text:p>
          </table:table-cell>
          <table:table-cell office:value-type="string">
            <text:p>d04.gif</text:p>
          </table:table-cell>
          <table:table-cell table:style-name="ce5" office:value-type="string">
            <text:p>d<text:span text:style-name="T6">04.png</text:span></text:p>
          </table:table-cell>
          <table:table-cell table:style-name="ce5" office:value-type="string">
            <text:p>a_4.gif</text:p>
          </table:table-cell>
          <table:table-cell office:value-type="string">
            <text:p>b_4.gif</text:p>
          </table:table-cell>
          <table:table-cell office:value-type="string">
            <text:p>4.gif</text:p>
          </table:table-cell>
          <table:table-cell office:value-type="string">
            <text:p>d4.gif</text:p>
          </table:table-cell>
          <table:table-cell office:value-type="string">
            <text:p>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雷阵雨并伴有冰雹<text:span text:style-name="T1"> </text:span><text:span text:style-name="T1">a5</text:span></text:p>
          </table:table-cell>
          <table:table-cell office:value-type="string">
            <text:p>d05.gif</text:p>
          </table:table-cell>
          <table:table-cell table:style-name="ce5" office:value-type="string">
            <text:p>d<text:span text:style-name="T6">05.png</text:span></text:p>
          </table:table-cell>
          <table:table-cell table:style-name="ce5" office:value-type="string">
            <text:p>a_5.gif</text:p>
          </table:table-cell>
          <table:table-cell office:value-type="string">
            <text:p>b_5.gif</text:p>
          </table:table-cell>
          <table:table-cell office:value-type="string">
            <text:p>5.gif</text:p>
          </table:table-cell>
          <table:table-cell office:value-type="string">
            <text:p>d5.gif</text:p>
          </table:table-cell>
          <table:table-cell office:value-type="string">
            <text:p>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雨夹雪<text:span text:style-name="T1"> </text:span><text:span text:style-name="T1">a6</text:span></text:p>
          </table:table-cell>
          <table:table-cell office:value-type="string">
            <text:p>d06.gif</text:p>
          </table:table-cell>
          <table:table-cell table:style-name="ce5" office:value-type="string">
            <text:p>d<text:span text:style-name="T6">06.png</text:span></text:p>
          </table:table-cell>
          <table:table-cell table:style-name="ce5" office:value-type="string">
            <text:p>a_6.gif</text:p>
          </table:table-cell>
          <table:table-cell office:value-type="string">
            <text:p>b_6.gif</text:p>
          </table:table-cell>
          <table:table-cell office:value-type="string">
            <text:p>6.gif</text:p>
          </table:table-cell>
          <table:table-cell office:value-type="string">
            <text:p>d6.gif</text:p>
          </table:table-cell>
          <table:table-cell office:value-type="string">
            <text:p>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雨<text:span text:style-name="T1"> </text:span><text:span text:style-name="T1">a7</text:span></text:p>
          </table:table-cell>
          <table:table-cell office:value-type="string">
            <text:p>d07.gif</text:p>
          </table:table-cell>
          <table:table-cell table:style-name="ce5" office:value-type="string">
            <text:p>d<text:span text:style-name="T6">07.png</text:span></text:p>
          </table:table-cell>
          <table:table-cell table:style-name="ce5" office:value-type="string">
            <text:p>a_7.gif</text:p>
          </table:table-cell>
          <table:table-cell office:value-type="string">
            <text:p>b_7.gif</text:p>
          </table:table-cell>
          <table:table-cell office:value-type="string">
            <text:p>7.gif</text:p>
          </table:table-cell>
          <table:table-cell office:value-type="string">
            <text:p>d7.gif</text:p>
          </table:table-cell>
          <table:table-cell office:value-type="string">
            <text:p>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雨<text:span text:style-name="T1"> </text:span><text:span text:style-name="T1">a8</text:span></text:p>
          </table:table-cell>
          <table:table-cell office:value-type="string">
            <text:p>d08.gif</text:p>
          </table:table-cell>
          <table:table-cell table:style-name="ce5" office:value-type="string">
            <text:p>d<text:span text:style-name="T6">08.png</text:span></text:p>
          </table:table-cell>
          <table:table-cell table:style-name="ce5" office:value-type="string">
            <text:p>a_8.gif</text:p>
          </table:table-cell>
          <table:table-cell office:value-type="string">
            <text:p>b_8.gif</text:p>
          </table:table-cell>
          <table:table-cell office:value-type="string">
            <text:p>8.gif</text:p>
          </table:table-cell>
          <table:table-cell office:value-type="string">
            <text:p>d8.gif</text:p>
          </table:table-cell>
          <table:table-cell office:value-type="string">
            <text:p>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雨<text:span text:style-name="T1"> </text:span><text:span text:style-name="T1">a9</text:span></text:p>
          </table:table-cell>
          <table:table-cell office:value-type="string">
            <text:p>d09.gif</text:p>
          </table:table-cell>
          <table:table-cell table:style-name="ce5" office:value-type="string">
            <text:p>d<text:span text:style-name="T6">09.png</text:span></text:p>
          </table:table-cell>
          <table:table-cell table:style-name="ce5" office:value-type="string">
            <text:p>a_9.gif</text:p>
          </table:table-cell>
          <table:table-cell office:value-type="string">
            <text:p>b_9.gif</text:p>
          </table:table-cell>
          <table:table-cell office:value-type="string">
            <text:p>9.gif</text:p>
          </table:table-cell>
          <table:table-cell office:value-type="string">
            <text:p>d9.gif</text:p>
          </table:table-cell>
          <table:table-cell office:value-type="string">
            <text:p>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雨<text:span text:style-name="T1"> </text:span><text:span text:style-name="T1">a10</text:span></text:p>
          </table:table-cell>
          <table:table-cell office:value-type="string">
            <text:p>d10.gif</text:p>
          </table:table-cell>
          <table:table-cell table:style-name="ce5" office:value-type="string">
            <text:p>d<text:span text:style-name="T6">10.png</text:span></text:p>
          </table:table-cell>
          <table:table-cell table:style-name="ce5" office:value-type="string">
            <text:p>a_10.gif</text:p>
          </table:table-cell>
          <table:table-cell office:value-type="string">
            <text:p>b_10.gif</text:p>
          </table:table-cell>
          <table:table-cell office:value-type="string">
            <text:p>10.gif</text:p>
          </table:table-cell>
          <table:table-cell office:value-type="string">
            <text:p>d10.gif</text:p>
          </table:table-cell>
          <table:table-cell office:value-type="string">
            <text:p>1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暴雨<text:span text:style-name="T1"> </text:span><text:span text:style-name="T1">a11</text:span></text:p>
          </table:table-cell>
          <table:table-cell office:value-type="string">
            <text:p>d11.gif</text:p>
          </table:table-cell>
          <table:table-cell table:style-name="ce5" office:value-type="string">
            <text:p>d<text:span text:style-name="T6">11.png</text:span></text:p>
          </table:table-cell>
          <table:table-cell table:style-name="ce5" office:value-type="string">
            <text:p>a_11.gif</text:p>
          </table:table-cell>
          <table:table-cell office:value-type="string">
            <text:p>b_11.gif</text:p>
          </table:table-cell>
          <table:table-cell office:value-type="string">
            <text:p>11.gif</text:p>
          </table:table-cell>
          <table:table-cell office:value-type="string">
            <text:p>d11.gif</text:p>
          </table:table-cell>
          <table:table-cell office:value-type="string">
            <text:p>1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特大暴雨<text:span text:style-name="T1"> </text:span><text:span text:style-name="T1">a12</text:span></text:p>
          </table:table-cell>
          <table:table-cell office:value-type="string">
            <text:p>d12.gif</text:p>
          </table:table-cell>
          <table:table-cell table:style-name="ce5" office:value-type="string">
            <text:p>d<text:span text:style-name="T6">12.png</text:span></text:p>
          </table:table-cell>
          <table:table-cell table:style-name="ce5" office:value-type="string">
            <text:p>a_12.gif</text:p>
          </table:table-cell>
          <table:table-cell office:value-type="string">
            <text:p>b_12.gif</text:p>
          </table:table-cell>
          <table:table-cell office:value-type="string">
            <text:p>12.gif</text:p>
          </table:table-cell>
          <table:table-cell office:value-type="string">
            <text:p>d12.gif</text:p>
          </table:table-cell>
          <table:table-cell office:value-type="string">
            <text:p>1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阵雪<text:span text:style-name="T1"> </text:span><text:span text:style-name="T1">a13</text:span></text:p>
          </table:table-cell>
          <table:table-cell office:value-type="string">
            <text:p>d13.gif</text:p>
          </table:table-cell>
          <table:table-cell table:style-name="ce5" office:value-type="string">
            <text:p>d<text:span text:style-name="T6">13.png</text:span></text:p>
          </table:table-cell>
          <table:table-cell table:style-name="ce5" office:value-type="string">
            <text:p>a_13.gif</text:p>
          </table:table-cell>
          <table:table-cell office:value-type="string">
            <text:p>b_13.gif</text:p>
          </table:table-cell>
          <table:table-cell office:value-type="string">
            <text:p>13.gif</text:p>
          </table:table-cell>
          <table:table-cell office:value-type="string">
            <text:p>d13.gif</text:p>
          </table:table-cell>
          <table:table-cell office:value-type="string">
            <text:p>1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雪<text:span text:style-name="T1"> </text:span><text:span text:style-name="T1">a14</text:span></text:p>
          </table:table-cell>
          <table:table-cell office:value-type="string">
            <text:p>d14.gif</text:p>
          </table:table-cell>
          <table:table-cell table:style-name="ce5" office:value-type="string">
            <text:p>d<text:span text:style-name="T6">14.png</text:span></text:p>
          </table:table-cell>
          <table:table-cell table:style-name="ce5" office:value-type="string">
            <text:p>a_14.gif</text:p>
          </table:table-cell>
          <table:table-cell office:value-type="string">
            <text:p>b_14.gif</text:p>
          </table:table-cell>
          <table:table-cell office:value-type="string">
            <text:p>14.gif</text:p>
          </table:table-cell>
          <table:table-cell office:value-type="string">
            <text:p>d14.gif</text:p>
          </table:table-cell>
          <table:table-cell office:value-type="string">
            <text:p>1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雪<text:span text:style-name="T1"> </text:span><text:span text:style-name="T1">a15</text:span></text:p>
          </table:table-cell>
          <table:table-cell office:value-type="string">
            <text:p>d15.gif</text:p>
          </table:table-cell>
          <table:table-cell table:style-name="ce5" office:value-type="string">
            <text:p>d<text:span text:style-name="T6">15.png</text:span></text:p>
          </table:table-cell>
          <table:table-cell table:style-name="ce5" office:value-type="string">
            <text:p>a_15.gif</text:p>
          </table:table-cell>
          <table:table-cell office:value-type="string">
            <text:p>b_15.gif</text:p>
          </table:table-cell>
          <table:table-cell office:value-type="string">
            <text:p>15.gif</text:p>
          </table:table-cell>
          <table:table-cell office:value-type="string">
            <text:p>d15.gif</text:p>
          </table:table-cell>
          <table:table-cell office:value-type="string">
            <text:p>1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雪<text:span text:style-name="T1"> </text:span><text:span text:style-name="T1">a16</text:span></text:p>
          </table:table-cell>
          <table:table-cell office:value-type="string">
            <text:p>d16.gif</text:p>
          </table:table-cell>
          <table:table-cell table:style-name="ce5" office:value-type="string">
            <text:p>d<text:span text:style-name="T6">16.png</text:span></text:p>
          </table:table-cell>
          <table:table-cell table:style-name="ce5" office:value-type="string">
            <text:p>a_16.gif</text:p>
          </table:table-cell>
          <table:table-cell office:value-type="string">
            <text:p>b_16.gif</text:p>
          </table:table-cell>
          <table:table-cell office:value-type="string">
            <text:p>16.gif</text:p>
          </table:table-cell>
          <table:table-cell office:value-type="string">
            <text:p>d16.gif</text:p>
          </table:table-cell>
          <table:table-cell office:value-type="string">
            <text:p>1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雪<text:span text:style-name="T1"> </text:span><text:span text:style-name="T1">a17</text:span></text:p>
          </table:table-cell>
          <table:table-cell office:value-type="string">
            <text:p>d17.gif</text:p>
          </table:table-cell>
          <table:table-cell table:style-name="ce5" office:value-type="string">
            <text:p>d<text:span text:style-name="T6">17.png</text:span></text:p>
          </table:table-cell>
          <table:table-cell table:style-name="ce5" office:value-type="string">
            <text:p>a_17.gif</text:p>
          </table:table-cell>
          <table:table-cell office:value-type="string">
            <text:p>b_17.gif</text:p>
          </table:table-cell>
          <table:table-cell office:value-type="string">
            <text:p>17.gif</text:p>
          </table:table-cell>
          <table:table-cell office:value-type="string">
            <text:p>d17.gif</text:p>
          </table:table-cell>
          <table:table-cell office:value-type="string">
            <text:p>1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雾<text:span text:style-name="T1"> </text:span><text:span text:style-name="T1">a18</text:span></text:p>
          </table:table-cell>
          <table:table-cell office:value-type="string">
            <text:p>d18.gif</text:p>
          </table:table-cell>
          <table:table-cell table:style-name="ce5" office:value-type="string">
            <text:p>d<text:span text:style-name="T6">18.png</text:span></text:p>
          </table:table-cell>
          <table:table-cell table:style-name="ce5" office:value-type="string">
            <text:p>a_18.gif</text:p>
          </table:table-cell>
          <table:table-cell office:value-type="string">
            <text:p>b_18.gif</text:p>
          </table:table-cell>
          <table:table-cell office:value-type="string">
            <text:p>18.gif</text:p>
          </table:table-cell>
          <table:table-cell office:value-type="string">
            <text:p>d18.gif</text:p>
          </table:table-cell>
          <table:table-cell office:value-type="string">
            <text:p>1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冻雨<text:span text:style-name="T1"> </text:span><text:span text:style-name="T1">a19</text:span></text:p>
          </table:table-cell>
          <table:table-cell office:value-type="string">
            <text:p>d19.gif</text:p>
          </table:table-cell>
          <table:table-cell table:style-name="ce5" office:value-type="string">
            <text:p>d<text:span text:style-name="T6">19.png</text:span></text:p>
          </table:table-cell>
          <table:table-cell table:style-name="ce5" office:value-type="string">
            <text:p>a_19.gif</text:p>
          </table:table-cell>
          <table:table-cell office:value-type="string">
            <text:p>b_19.gif</text:p>
          </table:table-cell>
          <table:table-cell office:value-type="string">
            <text:p>19.gif</text:p>
          </table:table-cell>
          <table:table-cell office:value-type="string">
            <text:p>d19.gif</text:p>
          </table:table-cell>
          <table:table-cell office:value-type="string">
            <text:p>1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沙尘暴<text:span text:style-name="T1"> </text:span><text:span text:style-name="T1">a20</text:span></text:p>
          </table:table-cell>
          <table:table-cell office:value-type="string">
            <text:p>d20.gif</text:p>
          </table:table-cell>
          <table:table-cell table:style-name="ce5" office:value-type="string">
            <text:p>d<text:span text:style-name="T6">20.png</text:span></text:p>
          </table:table-cell>
          <table:table-cell table:style-name="ce5" office:value-type="string">
            <text:p>a_20.gif</text:p>
          </table:table-cell>
          <table:table-cell office:value-type="string">
            <text:p>b_20.gif</text:p>
          </table:table-cell>
          <table:table-cell office:value-type="string">
            <text:p>20.gif</text:p>
          </table:table-cell>
          <table:table-cell office:value-type="string">
            <text:p>d20.gif</text:p>
          </table:table-cell>
          <table:table-cell office:value-type="string">
            <text:p>2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雨<text:span text:style-name="T1">-</text:span><text:span text:style-name="T2">中雨</text:span><text:span text:style-name="T1"> </text:span><text:span text:style-name="T1">a21</text:span></text:p>
          </table:table-cell>
          <table:table-cell office:value-type="string">
            <text:p>d21.gif</text:p>
          </table:table-cell>
          <table:table-cell table:style-name="ce5" office:value-type="string">
            <text:p>d<text:span text:style-name="T6">21.png</text:span></text:p>
          </table:table-cell>
          <table:table-cell table:style-name="ce5" office:value-type="string">
            <text:p>a_21.gif</text:p>
          </table:table-cell>
          <table:table-cell office:value-type="string">
            <text:p>b_21.gif</text:p>
          </table:table-cell>
          <table:table-cell office:value-type="string">
            <text:p>21.gif</text:p>
          </table:table-cell>
          <table:table-cell office:value-type="string">
            <text:p>d21.gif</text:p>
          </table:table-cell>
          <table:table-cell office:value-type="string">
            <text:p>2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雨<text:span text:style-name="T1">-</text:span><text:span text:style-name="T2">大雨</text:span><text:span text:style-name="T1"> </text:span><text:span text:style-name="T1">a22</text:span></text:p>
          </table:table-cell>
          <table:table-cell office:value-type="string">
            <text:p>d22.gif</text:p>
          </table:table-cell>
          <table:table-cell table:style-name="ce5" office:value-type="string">
            <text:p>d<text:span text:style-name="T6">22.png</text:span></text:p>
          </table:table-cell>
          <table:table-cell table:style-name="ce5" office:value-type="string">
            <text:p>a_22.gif</text:p>
          </table:table-cell>
          <table:table-cell office:value-type="string">
            <text:p>b_22.gif</text:p>
          </table:table-cell>
          <table:table-cell office:value-type="string">
            <text:p>22.gif</text:p>
          </table:table-cell>
          <table:table-cell office:value-type="string">
            <text:p>d22.gif</text:p>
          </table:table-cell>
          <table:table-cell office:value-type="string">
            <text:p>2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雨<text:span text:style-name="T1">-</text:span><text:span text:style-name="T2">暴雨</text:span><text:span text:style-name="T1"> </text:span><text:span text:style-name="T1">a23</text:span></text:p>
          </table:table-cell>
          <table:table-cell office:value-type="string">
            <text:p>d23.gif</text:p>
          </table:table-cell>
          <table:table-cell table:style-name="ce5" office:value-type="string">
            <text:p>d<text:span text:style-name="T6">23.png</text:span></text:p>
          </table:table-cell>
          <table:table-cell table:style-name="ce5" office:value-type="string">
            <text:p>a_23.gif</text:p>
          </table:table-cell>
          <table:table-cell office:value-type="string">
            <text:p>b_23.gif</text:p>
          </table:table-cell>
          <table:table-cell office:value-type="string">
            <text:p>23.gif</text:p>
          </table:table-cell>
          <table:table-cell office:value-type="string">
            <text:p>d23.gif</text:p>
          </table:table-cell>
          <table:table-cell office:value-type="string">
            <text:p>2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雨<text:span text:style-name="T1">-</text:span><text:span text:style-name="T2">大暴雨</text:span><text:span text:style-name="T1"> </text:span><text:span text:style-name="T1">a24</text:span></text:p>
          </table:table-cell>
          <table:table-cell office:value-type="string">
            <text:p>d24.gif</text:p>
          </table:table-cell>
          <table:table-cell table:style-name="ce5" office:value-type="string">
            <text:p>d<text:span text:style-name="T6">24.png</text:span></text:p>
          </table:table-cell>
          <table:table-cell table:style-name="ce5" office:value-type="string">
            <text:p>a_24.gif</text:p>
          </table:table-cell>
          <table:table-cell office:value-type="string">
            <text:p>b_24.gif</text:p>
          </table:table-cell>
          <table:table-cell office:value-type="string">
            <text:p>24.gif</text:p>
          </table:table-cell>
          <table:table-cell office:value-type="string">
            <text:p>d24.gif</text:p>
          </table:table-cell>
          <table:table-cell office:value-type="string">
            <text:p>2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暴雨<text:span text:style-name="T1">-</text:span><text:span text:style-name="T2">特大暴雨</text:span><text:span text:style-name="T1"> </text:span><text:span text:style-name="T1">a25</text:span></text:p>
          </table:table-cell>
          <table:table-cell office:value-type="string">
            <text:p>d25.gif</text:p>
          </table:table-cell>
          <table:table-cell table:style-name="ce5" office:value-type="string">
            <text:p>d<text:span text:style-name="T6">25.png</text:span></text:p>
          </table:table-cell>
          <table:table-cell table:style-name="ce5" office:value-type="string">
            <text:p>a_25.gif</text:p>
          </table:table-cell>
          <table:table-cell office:value-type="string">
            <text:p>b_25.gif</text:p>
          </table:table-cell>
          <table:table-cell office:value-type="string">
            <text:p>25.gif</text:p>
          </table:table-cell>
          <table:table-cell office:value-type="string">
            <text:p>d25.gif</text:p>
          </table:table-cell>
          <table:table-cell office:value-type="string">
            <text:p>2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雪<text:span text:style-name="T1">-</text:span><text:span text:style-name="T2">中雪</text:span><text:span text:style-name="T1"> </text:span><text:span text:style-name="T1">a26</text:span></text:p>
          </table:table-cell>
          <table:table-cell office:value-type="string">
            <text:p>d26.gif</text:p>
          </table:table-cell>
          <table:table-cell table:style-name="ce5" office:value-type="string">
            <text:p>d<text:span text:style-name="T6">26.png</text:span></text:p>
          </table:table-cell>
          <table:table-cell table:style-name="ce5" office:value-type="string">
            <text:p>a_26.gif</text:p>
          </table:table-cell>
          <table:table-cell office:value-type="string">
            <text:p>b_26.gif</text:p>
          </table:table-cell>
          <table:table-cell office:value-type="string">
            <text:p>26.gif</text:p>
          </table:table-cell>
          <table:table-cell office:value-type="string">
            <text:p>d26.gif</text:p>
          </table:table-cell>
          <table:table-cell office:value-type="string">
            <text:p>2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雪<text:span text:style-name="T1">-</text:span><text:span text:style-name="T2">大雪</text:span><text:span text:style-name="T1"> </text:span><text:span text:style-name="T1">a27</text:span></text:p>
          </table:table-cell>
          <table:table-cell office:value-type="string">
            <text:p>d27.gif</text:p>
          </table:table-cell>
          <table:table-cell table:style-name="ce5" office:value-type="string">
            <text:p>d<text:span text:style-name="T6">27.png</text:span></text:p>
          </table:table-cell>
          <table:table-cell table:style-name="ce5" office:value-type="string">
            <text:p>a_27.gif</text:p>
          </table:table-cell>
          <table:table-cell office:value-type="string">
            <text:p>b_27.gif</text:p>
          </table:table-cell>
          <table:table-cell office:value-type="string">
            <text:p>27.gif</text:p>
          </table:table-cell>
          <table:table-cell office:value-type="string">
            <text:p>d27.gif</text:p>
          </table:table-cell>
          <table:table-cell office:value-type="string">
            <text:p>2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雪<text:span text:style-name="T1">-</text:span><text:span text:style-name="T2">暴雪</text:span><text:span text:style-name="T1"> </text:span><text:span text:style-name="T1">a28</text:span></text:p>
          </table:table-cell>
          <table:table-cell office:value-type="string">
            <text:p>d28.gif</text:p>
          </table:table-cell>
          <table:table-cell table:style-name="ce5" office:value-type="string">
            <text:p>d<text:span text:style-name="T6">28.png</text:span></text:p>
          </table:table-cell>
          <table:table-cell table:style-name="ce5" office:value-type="string">
            <text:p>a_28.gif</text:p>
          </table:table-cell>
          <table:table-cell office:value-type="string">
            <text:p>b_28.gif</text:p>
          </table:table-cell>
          <table:table-cell office:value-type="string">
            <text:p>28.gif</text:p>
          </table:table-cell>
          <table:table-cell office:value-type="string">
            <text:p>d28.gif</text:p>
          </table:table-cell>
          <table:table-cell office:value-type="string">
            <text:p>2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沙尘<text:span text:style-name="T1"> </text:span><text:span text:style-name="T1">a29</text:span></text:p>
          </table:table-cell>
          <table:table-cell office:value-type="string">
            <text:p>d29.gif</text:p>
          </table:table-cell>
          <table:table-cell table:style-name="ce5" office:value-type="string">
            <text:p>d<text:span text:style-name="T6">29.png</text:span></text:p>
          </table:table-cell>
          <table:table-cell table:style-name="ce5" office:value-type="string">
            <text:p>a_29.gif</text:p>
          </table:table-cell>
          <table:table-cell office:value-type="string">
            <text:p>b_29.gif</text:p>
          </table:table-cell>
          <table:table-cell office:value-type="string">
            <text:p>29.gif</text:p>
          </table:table-cell>
          <table:table-cell office:value-type="string">
            <text:p>d29.gif</text:p>
          </table:table-cell>
          <table:table-cell office:value-type="string">
            <text:p>2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扬沙<text:span text:style-name="T1">a30</text:span></text:p>
          </table:table-cell>
          <table:table-cell office:value-type="string">
            <text:p>d30.gif</text:p>
          </table:table-cell>
          <table:table-cell table:style-name="ce5" office:value-type="string">
            <text:p>d<text:span text:style-name="T6">30.png</text:span></text:p>
          </table:table-cell>
          <table:table-cell table:style-name="ce5" office:value-type="string">
            <text:p>a_30.gif</text:p>
          </table:table-cell>
          <table:table-cell office:value-type="string">
            <text:p>b_30.gif</text:p>
          </table:table-cell>
          <table:table-cell office:value-type="string">
            <text:p>30.gif</text:p>
          </table:table-cell>
          <table:table-cell office:value-type="string">
            <text:p>d30.gif</text:p>
          </table:table-cell>
          <table:table-cell office:value-type="string">
            <text:p>3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强沙尘暴<text:span text:style-name="T1"> </text:span><text:span text:style-name="T1">a31</text:span></text:p>
          </table:table-cell>
          <table:table-cell office:value-type="string">
            <text:p>d31.gif</text:p>
          </table:table-cell>
          <table:table-cell table:style-name="ce5" office:value-type="string">
            <text:p>d<text:span text:style-name="T6">31.png</text:span></text:p>
          </table:table-cell>
          <table:table-cell table:style-name="ce5" office:value-type="string">
            <text:p>a_31.gif</text:p>
          </table:table-cell>
          <table:table-cell office:value-type="string">
            <text:p>b_31.gif</text:p>
          </table:table-cell>
          <table:table-cell office:value-type="string">
            <text:p>31.gif</text:p>
          </table:table-cell>
          <table:table-cell office:value-type="string">
            <text:p>d31.gif</text:p>
          </table:table-cell>
          <table:table-cell office:value-type="string">
            <text:p>31.gif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>
            <text:p>现有天气预报</text:p>
          </table:table-cell>
          <table:table-cell table:style-name="ce3" office:value-type="string">
            <text:p>中国天气网</text:p>
          </table:table-cell>
          <table:table-cell table:style-name="ce6" office:value-type="string">
            <text:p>1<text:span text:style-name="T6">15</text:span><text:span text:style-name="T6">工具箱</text:span></text:p>
          </table:table-cell>
          <table:table-cell table:style-name="ce8" office:value-type="string" table:number-columns-spanned="3" table:number-rows-spanned="1">
            <text:p>天气预报W<text:span text:style-name="T6">EB</text:span><text:span text:style-name="T6">服务</text:span></text:p>
          </table:table-cell>
          <table:covered-table-cell table:style-name="ce10"/>
          <table:covered-table-cell table:style-name="ce10"/>
          <table:table-cell table:style-name="ce6" office:value-type="string">
            <text:p>中央气象台</text:p>
          </table:table-cell>
          <table:table-cell table:style-name="ce5" office:value-type="string">
            <text:p>3<text:span text:style-name="T6">60</text:span><text:span text:style-name="T6">天气预报</text:span>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6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"/>
          <table:table-cell office:value-type="string">
            <text:p>大</text:p>
          </table:table-cell>
          <table:table-cell office:value-type="string">
            <text:p>中</text:p>
          </table:table-cell>
          <table:table-cell office:value-type="string">
            <text:p>小</text:p>
          </table:table-cell>
          <table:table-cell table:number-columns-repeated="1018"/>
        </table:table-row>
        <table:table-row table:style-name="ro4">
          <table:table-cell table:style-name="ce1" office:value-type="string">
            <text:p>晴<text:span text:style-name="T1"> </text:span><text:span text:style-name="T1">a0</text:span><text:span text:style-name="T2">（大）</text:span><text:span text:style-name="T1"> </text:span><text:span text:style-name="T3">b0</text:span><text:span text:style-name="T4">（小）</text:span><text:span text:style-name="T3"> </text:span><text:span text:style-name="T4">下同</text:span><text:span text:style-name="T3"> <text:s text:c="22"/></text:span></text:p>
          </table:table-cell>
          <table:table-cell table:style-name="ce5" office:value-type="string">
            <text:p>d00<text:span text:style-name="T6">.gif</text:span></text:p>
          </table:table-cell>
          <table:table-cell table:style-name="ce5" office:value-type="string">
            <text:p>d<text:span text:style-name="T6">00.png</text:span></text:p>
          </table:table-cell>
          <table:table-cell table:style-name="ce5" office:value-type="string">
            <text:p>a_0.gif</text:p>
          </table:table-cell>
          <table:table-cell office:value-type="string">
            <text:p>b_0.gif</text:p>
          </table:table-cell>
          <table:table-cell office:value-type="string">
            <text:p>0.gif</text:p>
          </table:table-cell>
          <table:table-cell office:value-type="string">
            <text:p>d0.gif</text:p>
          </table:table-cell>
          <table:table-cell office:value-type="string">
            <text:p>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多云<text:span text:style-name="T1"> </text:span><text:span text:style-name="T1">a1</text:span></text:p>
          </table:table-cell>
          <table:table-cell office:value-type="string">
            <text:p>d01.gif</text:p>
          </table:table-cell>
          <table:table-cell table:style-name="ce5" office:value-type="string">
            <text:p>d<text:span text:style-name="T6">01.png</text:span></text:p>
          </table:table-cell>
          <table:table-cell table:style-name="ce5" office:value-type="string">
            <text:p>a_1.gif</text:p>
          </table:table-cell>
          <table:table-cell office:value-type="string">
            <text:p>b_1.gif</text:p>
          </table:table-cell>
          <table:table-cell office:value-type="string">
            <text:p>1.gif</text:p>
          </table:table-cell>
          <table:table-cell office:value-type="string">
            <text:p>d1.gif</text:p>
          </table:table-cell>
          <table:table-cell office:value-type="string">
            <text:p>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阴<text:span text:style-name="T1"> </text:span><text:span text:style-name="T1">a2</text:span></text:p>
          </table:table-cell>
          <table:table-cell office:value-type="string">
            <text:p>d02.gif</text:p>
          </table:table-cell>
          <table:table-cell table:style-name="ce5" office:value-type="string">
            <text:p>d<text:span text:style-name="T6">02.png</text:span></text:p>
          </table:table-cell>
          <table:table-cell table:style-name="ce5" office:value-type="string">
            <text:p>a_2.gif</text:p>
          </table:table-cell>
          <table:table-cell office:value-type="string">
            <text:p>b_2.gif</text:p>
          </table:table-cell>
          <table:table-cell office:value-type="string">
            <text:p>2.gif</text:p>
          </table:table-cell>
          <table:table-cell office:value-type="string">
            <text:p>d2.gif</text:p>
          </table:table-cell>
          <table:table-cell office:value-type="string">
            <text:p>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阵雨<text:span text:style-name="T1"> </text:span><text:span text:style-name="T1">a3</text:span></text:p>
          </table:table-cell>
          <table:table-cell office:value-type="string">
            <text:p>d03.gif</text:p>
          </table:table-cell>
          <table:table-cell table:style-name="ce5" office:value-type="string">
            <text:p>d<text:span text:style-name="T6">03.png</text:span></text:p>
          </table:table-cell>
          <table:table-cell table:style-name="ce5" office:value-type="string">
            <text:p>a_3.gif</text:p>
          </table:table-cell>
          <table:table-cell office:value-type="string">
            <text:p>b_3.gif</text:p>
          </table:table-cell>
          <table:table-cell office:value-type="string">
            <text:p>3.gif</text:p>
          </table:table-cell>
          <table:table-cell office:value-type="string">
            <text:p>d3.gif</text:p>
          </table:table-cell>
          <table:table-cell office:value-type="string">
            <text:p>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雷阵雨<text:span text:style-name="T1"> </text:span><text:span text:style-name="T1">a4</text:span></text:p>
          </table:table-cell>
          <table:table-cell office:value-type="string">
            <text:p>d04.gif</text:p>
          </table:table-cell>
          <table:table-cell table:style-name="ce5" office:value-type="string">
            <text:p>d<text:span text:style-name="T6">04.png</text:span></text:p>
          </table:table-cell>
          <table:table-cell table:style-name="ce5" office:value-type="string">
            <text:p>a_4.gif</text:p>
          </table:table-cell>
          <table:table-cell office:value-type="string">
            <text:p>b_4.gif</text:p>
          </table:table-cell>
          <table:table-cell office:value-type="string">
            <text:p>4.gif</text:p>
          </table:table-cell>
          <table:table-cell office:value-type="string">
            <text:p>d4.gif</text:p>
          </table:table-cell>
          <table:table-cell office:value-type="string">
            <text:p>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雷阵雨并伴有冰雹<text:span text:style-name="T1"> </text:span><text:span text:style-name="T1">a5</text:span></text:p>
          </table:table-cell>
          <table:table-cell office:value-type="string">
            <text:p>d05.gif</text:p>
          </table:table-cell>
          <table:table-cell table:style-name="ce5" office:value-type="string">
            <text:p>d<text:span text:style-name="T6">05.png</text:span></text:p>
          </table:table-cell>
          <table:table-cell table:style-name="ce5" office:value-type="string">
            <text:p>a_5.gif</text:p>
          </table:table-cell>
          <table:table-cell office:value-type="string">
            <text:p>b_5.gif</text:p>
          </table:table-cell>
          <table:table-cell office:value-type="string">
            <text:p>5.gif</text:p>
          </table:table-cell>
          <table:table-cell office:value-type="string">
            <text:p>d5.gif</text:p>
          </table:table-cell>
          <table:table-cell office:value-type="string">
            <text:p>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雨夹雪<text:span text:style-name="T1"> </text:span><text:span text:style-name="T1">a6</text:span></text:p>
          </table:table-cell>
          <table:table-cell office:value-type="string">
            <text:p>d06.gif</text:p>
          </table:table-cell>
          <table:table-cell table:style-name="ce5" office:value-type="string">
            <text:p>d<text:span text:style-name="T6">06.png</text:span></text:p>
          </table:table-cell>
          <table:table-cell table:style-name="ce5" office:value-type="string">
            <text:p>a_6.gif</text:p>
          </table:table-cell>
          <table:table-cell office:value-type="string">
            <text:p>b_6.gif</text:p>
          </table:table-cell>
          <table:table-cell office:value-type="string">
            <text:p>6.gif</text:p>
          </table:table-cell>
          <table:table-cell office:value-type="string">
            <text:p>d6.gif</text:p>
          </table:table-cell>
          <table:table-cell office:value-type="string">
            <text:p>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雨<text:span text:style-name="T1"> </text:span><text:span text:style-name="T1">a7</text:span></text:p>
          </table:table-cell>
          <table:table-cell office:value-type="string">
            <text:p>d07.gif</text:p>
          </table:table-cell>
          <table:table-cell table:style-name="ce5" office:value-type="string">
            <text:p>d<text:span text:style-name="T6">07.png</text:span></text:p>
          </table:table-cell>
          <table:table-cell table:style-name="ce5" office:value-type="string">
            <text:p>a_7.gif</text:p>
          </table:table-cell>
          <table:table-cell office:value-type="string">
            <text:p>b_7.gif</text:p>
          </table:table-cell>
          <table:table-cell office:value-type="string">
            <text:p>7.gif</text:p>
          </table:table-cell>
          <table:table-cell office:value-type="string">
            <text:p>d7.gif</text:p>
          </table:table-cell>
          <table:table-cell office:value-type="string">
            <text:p>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雨<text:span text:style-name="T1"> </text:span><text:span text:style-name="T1">a8</text:span></text:p>
          </table:table-cell>
          <table:table-cell office:value-type="string">
            <text:p>d08.gif</text:p>
          </table:table-cell>
          <table:table-cell table:style-name="ce5" office:value-type="string">
            <text:p>d<text:span text:style-name="T6">08.png</text:span></text:p>
          </table:table-cell>
          <table:table-cell table:style-name="ce5" office:value-type="string">
            <text:p>a_8.gif</text:p>
          </table:table-cell>
          <table:table-cell office:value-type="string">
            <text:p>b_8.gif</text:p>
          </table:table-cell>
          <table:table-cell office:value-type="string">
            <text:p>8.gif</text:p>
          </table:table-cell>
          <table:table-cell office:value-type="string">
            <text:p>d8.gif</text:p>
          </table:table-cell>
          <table:table-cell office:value-type="string">
            <text:p>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雨<text:span text:style-name="T1"> </text:span><text:span text:style-name="T1">a9</text:span></text:p>
          </table:table-cell>
          <table:table-cell office:value-type="string">
            <text:p>d09.gif</text:p>
          </table:table-cell>
          <table:table-cell table:style-name="ce5" office:value-type="string">
            <text:p>d<text:span text:style-name="T6">09.png</text:span></text:p>
          </table:table-cell>
          <table:table-cell table:style-name="ce5" office:value-type="string">
            <text:p>a_9.gif</text:p>
          </table:table-cell>
          <table:table-cell office:value-type="string">
            <text:p>b_9.gif</text:p>
          </table:table-cell>
          <table:table-cell office:value-type="string">
            <text:p>9.gif</text:p>
          </table:table-cell>
          <table:table-cell office:value-type="string">
            <text:p>d9.gif</text:p>
          </table:table-cell>
          <table:table-cell office:value-type="string">
            <text:p>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雨<text:span text:style-name="T1"> </text:span><text:span text:style-name="T1">a10</text:span></text:p>
          </table:table-cell>
          <table:table-cell office:value-type="string">
            <text:p>d10.gif</text:p>
          </table:table-cell>
          <table:table-cell table:style-name="ce5" office:value-type="string">
            <text:p>d<text:span text:style-name="T6">10.png</text:span></text:p>
          </table:table-cell>
          <table:table-cell table:style-name="ce5" office:value-type="string">
            <text:p>a_10.gif</text:p>
          </table:table-cell>
          <table:table-cell office:value-type="string">
            <text:p>b_10.gif</text:p>
          </table:table-cell>
          <table:table-cell office:value-type="string">
            <text:p>10.gif</text:p>
          </table:table-cell>
          <table:table-cell office:value-type="string">
            <text:p>d10.gif</text:p>
          </table:table-cell>
          <table:table-cell office:value-type="string">
            <text:p>1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暴雨<text:span text:style-name="T1"> </text:span><text:span text:style-name="T1">a11</text:span></text:p>
          </table:table-cell>
          <table:table-cell office:value-type="string">
            <text:p>d11.gif</text:p>
          </table:table-cell>
          <table:table-cell table:style-name="ce5" office:value-type="string">
            <text:p>d<text:span text:style-name="T6">11.png</text:span></text:p>
          </table:table-cell>
          <table:table-cell table:style-name="ce5" office:value-type="string">
            <text:p>a_11.gif</text:p>
          </table:table-cell>
          <table:table-cell office:value-type="string">
            <text:p>b_11.gif</text:p>
          </table:table-cell>
          <table:table-cell office:value-type="string">
            <text:p>11.gif</text:p>
          </table:table-cell>
          <table:table-cell office:value-type="string">
            <text:p>d11.gif</text:p>
          </table:table-cell>
          <table:table-cell office:value-type="string">
            <text:p>1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特大暴雨<text:span text:style-name="T1"> </text:span><text:span text:style-name="T1">a12</text:span></text:p>
          </table:table-cell>
          <table:table-cell office:value-type="string">
            <text:p>d12.gif</text:p>
          </table:table-cell>
          <table:table-cell table:style-name="ce5" office:value-type="string">
            <text:p>d<text:span text:style-name="T6">12.png</text:span></text:p>
          </table:table-cell>
          <table:table-cell table:style-name="ce5" office:value-type="string">
            <text:p>a_12.gif</text:p>
          </table:table-cell>
          <table:table-cell office:value-type="string">
            <text:p>b_12.gif</text:p>
          </table:table-cell>
          <table:table-cell office:value-type="string">
            <text:p>12.gif</text:p>
          </table:table-cell>
          <table:table-cell office:value-type="string">
            <text:p>d12.gif</text:p>
          </table:table-cell>
          <table:table-cell office:value-type="string">
            <text:p>1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阵雪<text:span text:style-name="T1"> </text:span><text:span text:style-name="T1">a13</text:span></text:p>
          </table:table-cell>
          <table:table-cell office:value-type="string">
            <text:p>d13.gif</text:p>
          </table:table-cell>
          <table:table-cell table:style-name="ce5" office:value-type="string">
            <text:p>d<text:span text:style-name="T6">13.png</text:span></text:p>
          </table:table-cell>
          <table:table-cell table:style-name="ce5" office:value-type="string">
            <text:p>a_13.gif</text:p>
          </table:table-cell>
          <table:table-cell office:value-type="string">
            <text:p>b_13.gif</text:p>
          </table:table-cell>
          <table:table-cell office:value-type="string">
            <text:p>13.gif</text:p>
          </table:table-cell>
          <table:table-cell office:value-type="string">
            <text:p>d13.gif</text:p>
          </table:table-cell>
          <table:table-cell office:value-type="string">
            <text:p>1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雪<text:span text:style-name="T1"> </text:span><text:span text:style-name="T1">a14</text:span></text:p>
          </table:table-cell>
          <table:table-cell office:value-type="string">
            <text:p>d14.gif</text:p>
          </table:table-cell>
          <table:table-cell table:style-name="ce5" office:value-type="string">
            <text:p>d<text:span text:style-name="T6">14.png</text:span></text:p>
          </table:table-cell>
          <table:table-cell table:style-name="ce5" office:value-type="string">
            <text:p>a_14.gif</text:p>
          </table:table-cell>
          <table:table-cell office:value-type="string">
            <text:p>b_14.gif</text:p>
          </table:table-cell>
          <table:table-cell office:value-type="string">
            <text:p>14.gif</text:p>
          </table:table-cell>
          <table:table-cell office:value-type="string">
            <text:p>d14.gif</text:p>
          </table:table-cell>
          <table:table-cell office:value-type="string">
            <text:p>1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雪<text:span text:style-name="T1"> </text:span><text:span text:style-name="T1">a15</text:span></text:p>
          </table:table-cell>
          <table:table-cell office:value-type="string">
            <text:p>d15.gif</text:p>
          </table:table-cell>
          <table:table-cell table:style-name="ce5" office:value-type="string">
            <text:p>d<text:span text:style-name="T6">15.png</text:span></text:p>
          </table:table-cell>
          <table:table-cell table:style-name="ce5" office:value-type="string">
            <text:p>a_15.gif</text:p>
          </table:table-cell>
          <table:table-cell office:value-type="string">
            <text:p>b_15.gif</text:p>
          </table:table-cell>
          <table:table-cell office:value-type="string">
            <text:p>15.gif</text:p>
          </table:table-cell>
          <table:table-cell office:value-type="string">
            <text:p>d15.gif</text:p>
          </table:table-cell>
          <table:table-cell office:value-type="string">
            <text:p>1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雪<text:span text:style-name="T1"> </text:span><text:span text:style-name="T1">a16</text:span></text:p>
          </table:table-cell>
          <table:table-cell office:value-type="string">
            <text:p>d16.gif</text:p>
          </table:table-cell>
          <table:table-cell table:style-name="ce5" office:value-type="string">
            <text:p>d<text:span text:style-name="T6">16.png</text:span></text:p>
          </table:table-cell>
          <table:table-cell table:style-name="ce5" office:value-type="string">
            <text:p>a_16.gif</text:p>
          </table:table-cell>
          <table:table-cell office:value-type="string">
            <text:p>b_16.gif</text:p>
          </table:table-cell>
          <table:table-cell office:value-type="string">
            <text:p>16.gif</text:p>
          </table:table-cell>
          <table:table-cell office:value-type="string">
            <text:p>d16.gif</text:p>
          </table:table-cell>
          <table:table-cell office:value-type="string">
            <text:p>1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雪<text:span text:style-name="T1"> </text:span><text:span text:style-name="T1">a17</text:span></text:p>
          </table:table-cell>
          <table:table-cell office:value-type="string">
            <text:p>d17.gif</text:p>
          </table:table-cell>
          <table:table-cell table:style-name="ce5" office:value-type="string">
            <text:p>d<text:span text:style-name="T6">17.png</text:span></text:p>
          </table:table-cell>
          <table:table-cell table:style-name="ce5" office:value-type="string">
            <text:p>a_17.gif</text:p>
          </table:table-cell>
          <table:table-cell office:value-type="string">
            <text:p>b_17.gif</text:p>
          </table:table-cell>
          <table:table-cell office:value-type="string">
            <text:p>17.gif</text:p>
          </table:table-cell>
          <table:table-cell office:value-type="string">
            <text:p>d17.gif</text:p>
          </table:table-cell>
          <table:table-cell office:value-type="string">
            <text:p>1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雾<text:span text:style-name="T1"> </text:span><text:span text:style-name="T1">a18</text:span></text:p>
          </table:table-cell>
          <table:table-cell office:value-type="string">
            <text:p>d18.gif</text:p>
          </table:table-cell>
          <table:table-cell table:style-name="ce5" office:value-type="string">
            <text:p>d<text:span text:style-name="T6">18.png</text:span></text:p>
          </table:table-cell>
          <table:table-cell table:style-name="ce5" office:value-type="string">
            <text:p>a_18.gif</text:p>
          </table:table-cell>
          <table:table-cell office:value-type="string">
            <text:p>b_18.gif</text:p>
          </table:table-cell>
          <table:table-cell office:value-type="string">
            <text:p>18.gif</text:p>
          </table:table-cell>
          <table:table-cell office:value-type="string">
            <text:p>d18.gif</text:p>
          </table:table-cell>
          <table:table-cell office:value-type="string">
            <text:p>1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冻雨<text:span text:style-name="T1"> </text:span><text:span text:style-name="T1">a19</text:span></text:p>
          </table:table-cell>
          <table:table-cell office:value-type="string">
            <text:p>d19.gif</text:p>
          </table:table-cell>
          <table:table-cell table:style-name="ce5" office:value-type="string">
            <text:p>d<text:span text:style-name="T6">19.png</text:span></text:p>
          </table:table-cell>
          <table:table-cell table:style-name="ce5" office:value-type="string">
            <text:p>a_19.gif</text:p>
          </table:table-cell>
          <table:table-cell office:value-type="string">
            <text:p>b_19.gif</text:p>
          </table:table-cell>
          <table:table-cell office:value-type="string">
            <text:p>19.gif</text:p>
          </table:table-cell>
          <table:table-cell office:value-type="string">
            <text:p>d19.gif</text:p>
          </table:table-cell>
          <table:table-cell office:value-type="string">
            <text:p>1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沙尘暴<text:span text:style-name="T1"> </text:span><text:span text:style-name="T1">a20</text:span></text:p>
          </table:table-cell>
          <table:table-cell office:value-type="string">
            <text:p>d20.gif</text:p>
          </table:table-cell>
          <table:table-cell table:style-name="ce5" office:value-type="string">
            <text:p>d<text:span text:style-name="T6">20.png</text:span></text:p>
          </table:table-cell>
          <table:table-cell table:style-name="ce5" office:value-type="string">
            <text:p>a_20.gif</text:p>
          </table:table-cell>
          <table:table-cell office:value-type="string">
            <text:p>b_20.gif</text:p>
          </table:table-cell>
          <table:table-cell office:value-type="string">
            <text:p>20.gif</text:p>
          </table:table-cell>
          <table:table-cell office:value-type="string">
            <text:p>d20.gif</text:p>
          </table:table-cell>
          <table:table-cell office:value-type="string">
            <text:p>2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雨<text:span text:style-name="T1">-</text:span><text:span text:style-name="T2">中雨</text:span><text:span text:style-name="T1"> </text:span><text:span text:style-name="T1">a21</text:span></text:p>
          </table:table-cell>
          <table:table-cell office:value-type="string">
            <text:p>d21.gif</text:p>
          </table:table-cell>
          <table:table-cell table:style-name="ce5" office:value-type="string">
            <text:p>d<text:span text:style-name="T6">21.png</text:span></text:p>
          </table:table-cell>
          <table:table-cell table:style-name="ce5" office:value-type="string">
            <text:p>a_21.gif</text:p>
          </table:table-cell>
          <table:table-cell office:value-type="string">
            <text:p>b_21.gif</text:p>
          </table:table-cell>
          <table:table-cell office:value-type="string">
            <text:p>21.gif</text:p>
          </table:table-cell>
          <table:table-cell office:value-type="string">
            <text:p>d21.gif</text:p>
          </table:table-cell>
          <table:table-cell office:value-type="string">
            <text:p>21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雨<text:span text:style-name="T1">-</text:span><text:span text:style-name="T2">大雨</text:span><text:span text:style-name="T1"> </text:span><text:span text:style-name="T1">a22</text:span></text:p>
          </table:table-cell>
          <table:table-cell office:value-type="string">
            <text:p>d22.gif</text:p>
          </table:table-cell>
          <table:table-cell table:style-name="ce5" office:value-type="string">
            <text:p>d<text:span text:style-name="T6">22.png</text:span></text:p>
          </table:table-cell>
          <table:table-cell table:style-name="ce5" office:value-type="string">
            <text:p>a_22.gif</text:p>
          </table:table-cell>
          <table:table-cell office:value-type="string">
            <text:p>b_22.gif</text:p>
          </table:table-cell>
          <table:table-cell office:value-type="string">
            <text:p>22.gif</text:p>
          </table:table-cell>
          <table:table-cell office:value-type="string">
            <text:p>d22.gif</text:p>
          </table:table-cell>
          <table:table-cell office:value-type="string">
            <text:p>22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雨<text:span text:style-name="T1">-</text:span><text:span text:style-name="T2">暴雨</text:span><text:span text:style-name="T1"> </text:span><text:span text:style-name="T1">a23</text:span></text:p>
          </table:table-cell>
          <table:table-cell office:value-type="string">
            <text:p>d23.gif</text:p>
          </table:table-cell>
          <table:table-cell table:style-name="ce5" office:value-type="string">
            <text:p>d<text:span text:style-name="T6">23.png</text:span></text:p>
          </table:table-cell>
          <table:table-cell table:style-name="ce5" office:value-type="string">
            <text:p>a_23.gif</text:p>
          </table:table-cell>
          <table:table-cell office:value-type="string">
            <text:p>b_23.gif</text:p>
          </table:table-cell>
          <table:table-cell office:value-type="string">
            <text:p>23.gif</text:p>
          </table:table-cell>
          <table:table-cell office:value-type="string">
            <text:p>d23.gif</text:p>
          </table:table-cell>
          <table:table-cell office:value-type="string">
            <text:p>23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暴雨<text:span text:style-name="T1">-</text:span><text:span text:style-name="T2">大暴雨</text:span><text:span text:style-name="T1"> </text:span><text:span text:style-name="T1">a24</text:span></text:p>
          </table:table-cell>
          <table:table-cell office:value-type="string">
            <text:p>d24.gif</text:p>
          </table:table-cell>
          <table:table-cell table:style-name="ce5" office:value-type="string">
            <text:p>d<text:span text:style-name="T6">24.png</text:span></text:p>
          </table:table-cell>
          <table:table-cell table:style-name="ce5" office:value-type="string">
            <text:p>a_24.gif</text:p>
          </table:table-cell>
          <table:table-cell office:value-type="string">
            <text:p>b_24.gif</text:p>
          </table:table-cell>
          <table:table-cell office:value-type="string">
            <text:p>24.gif</text:p>
          </table:table-cell>
          <table:table-cell office:value-type="string">
            <text:p>d24.gif</text:p>
          </table:table-cell>
          <table:table-cell office:value-type="string">
            <text:p>24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暴雨<text:span text:style-name="T1">-</text:span><text:span text:style-name="T2">特大暴雨</text:span><text:span text:style-name="T1"> </text:span><text:span text:style-name="T1">a25</text:span></text:p>
          </table:table-cell>
          <table:table-cell office:value-type="string">
            <text:p>d25.gif</text:p>
          </table:table-cell>
          <table:table-cell table:style-name="ce5" office:value-type="string">
            <text:p>d<text:span text:style-name="T6">25.png</text:span></text:p>
          </table:table-cell>
          <table:table-cell table:style-name="ce5" office:value-type="string">
            <text:p>a_25.gif</text:p>
          </table:table-cell>
          <table:table-cell office:value-type="string">
            <text:p>b_25.gif</text:p>
          </table:table-cell>
          <table:table-cell office:value-type="string">
            <text:p>25.gif</text:p>
          </table:table-cell>
          <table:table-cell office:value-type="string">
            <text:p>d25.gif</text:p>
          </table:table-cell>
          <table:table-cell office:value-type="string">
            <text:p>25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小雪<text:span text:style-name="T1">-</text:span><text:span text:style-name="T2">中雪</text:span><text:span text:style-name="T1"> </text:span><text:span text:style-name="T1">a26</text:span></text:p>
          </table:table-cell>
          <table:table-cell office:value-type="string">
            <text:p>d26.gif</text:p>
          </table:table-cell>
          <table:table-cell table:style-name="ce5" office:value-type="string">
            <text:p>d<text:span text:style-name="T6">26.png</text:span></text:p>
          </table:table-cell>
          <table:table-cell table:style-name="ce5" office:value-type="string">
            <text:p>a_26.gif</text:p>
          </table:table-cell>
          <table:table-cell office:value-type="string">
            <text:p>b_26.gif</text:p>
          </table:table-cell>
          <table:table-cell office:value-type="string">
            <text:p>26.gif</text:p>
          </table:table-cell>
          <table:table-cell office:value-type="string">
            <text:p>d26.gif</text:p>
          </table:table-cell>
          <table:table-cell office:value-type="string">
            <text:p>26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中雪<text:span text:style-name="T1">-</text:span><text:span text:style-name="T2">大雪</text:span><text:span text:style-name="T1"> </text:span><text:span text:style-name="T1">a27</text:span></text:p>
          </table:table-cell>
          <table:table-cell office:value-type="string">
            <text:p>d27.gif</text:p>
          </table:table-cell>
          <table:table-cell table:style-name="ce5" office:value-type="string">
            <text:p>d<text:span text:style-name="T6">27.png</text:span></text:p>
          </table:table-cell>
          <table:table-cell table:style-name="ce5" office:value-type="string">
            <text:p>a_27.gif</text:p>
          </table:table-cell>
          <table:table-cell office:value-type="string">
            <text:p>b_27.gif</text:p>
          </table:table-cell>
          <table:table-cell office:value-type="string">
            <text:p>27.gif</text:p>
          </table:table-cell>
          <table:table-cell office:value-type="string">
            <text:p>d27.gif</text:p>
          </table:table-cell>
          <table:table-cell office:value-type="string">
            <text:p>27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大雪<text:span text:style-name="T1">-</text:span><text:span text:style-name="T2">暴雪</text:span><text:span text:style-name="T1"> </text:span><text:span text:style-name="T1">a28</text:span></text:p>
          </table:table-cell>
          <table:table-cell office:value-type="string">
            <text:p>d28.gif</text:p>
          </table:table-cell>
          <table:table-cell table:style-name="ce5" office:value-type="string">
            <text:p>d<text:span text:style-name="T6">28.png</text:span></text:p>
          </table:table-cell>
          <table:table-cell table:style-name="ce5" office:value-type="string">
            <text:p>a_28.gif</text:p>
          </table:table-cell>
          <table:table-cell office:value-type="string">
            <text:p>b_28.gif</text:p>
          </table:table-cell>
          <table:table-cell office:value-type="string">
            <text:p>28.gif</text:p>
          </table:table-cell>
          <table:table-cell office:value-type="string">
            <text:p>d28.gif</text:p>
          </table:table-cell>
          <table:table-cell office:value-type="string">
            <text:p>28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沙尘<text:span text:style-name="T1"> </text:span><text:span text:style-name="T1">a29</text:span></text:p>
          </table:table-cell>
          <table:table-cell office:value-type="string">
            <text:p>d29.gif</text:p>
          </table:table-cell>
          <table:table-cell table:style-name="ce5" office:value-type="string">
            <text:p>d<text:span text:style-name="T6">29.png</text:span></text:p>
          </table:table-cell>
          <table:table-cell table:style-name="ce5" office:value-type="string">
            <text:p>a_29.gif</text:p>
          </table:table-cell>
          <table:table-cell office:value-type="string">
            <text:p>b_29.gif</text:p>
          </table:table-cell>
          <table:table-cell office:value-type="string">
            <text:p>29.gif</text:p>
          </table:table-cell>
          <table:table-cell office:value-type="string">
            <text:p>d29.gif</text:p>
          </table:table-cell>
          <table:table-cell office:value-type="string">
            <text:p>29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扬沙<text:span text:style-name="T1">a30</text:span></text:p>
          </table:table-cell>
          <table:table-cell office:value-type="string">
            <text:p>d30.gif</text:p>
          </table:table-cell>
          <table:table-cell table:style-name="ce5" office:value-type="string">
            <text:p>d<text:span text:style-name="T6">30.png</text:span></text:p>
          </table:table-cell>
          <table:table-cell table:style-name="ce5" office:value-type="string">
            <text:p>a_30.gif</text:p>
          </table:table-cell>
          <table:table-cell office:value-type="string">
            <text:p>b_30.gif</text:p>
          </table:table-cell>
          <table:table-cell office:value-type="string">
            <text:p>30.gif</text:p>
          </table:table-cell>
          <table:table-cell office:value-type="string">
            <text:p>d30.gif</text:p>
          </table:table-cell>
          <table:table-cell office:value-type="string">
            <text:p>30.gif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强沙尘暴<text:span text:style-name="T1"> </text:span><text:span text:style-name="T1">a31</text:span></text:p>
          </table:table-cell>
          <table:table-cell office:value-type="string">
            <text:p>d31.gif</text:p>
          </table:table-cell>
          <table:table-cell table:style-name="ce5" office:value-type="string">
            <text:p>d<text:span text:style-name="T6">31.png</text:span></text:p>
          </table:table-cell>
          <table:table-cell table:style-name="ce5" office:value-type="string">
            <text:p>a_31.gif</text:p>
          </table:table-cell>
          <table:table-cell office:value-type="string">
            <text:p>b_31.gif</text:p>
          </table:table-cell>
          <table:table-cell office:value-type="string">
            <text:p>31.gif</text:p>
          </table:table-cell>
          <table:table-cell office:value-type="string">
            <text:p>d31.gif</text:p>
          </table:table-cell>
          <table:table-cell office:value-type="string">
            <text:p>31.gif</text:p>
          </table:table-cell>
          <table:table-cell table:number-columns-repeated="1016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1020" table:default-cell-style-name="Default"/>
        <table:table-row table:style-name="ro1">
          <table:table-cell office:value-type="string">
            <text:p>现有天气预报</text:p>
          </table:table-cell>
          <table:table-cell table:style-name="ce8" office:value-type="string" table:number-columns-spanned="3" table:number-rows-spanned="1">
            <text:p>天气预报W<text:span text:style-name="T6">EB</text:span><text:span text:style-name="T6">服务</text:span></text:p>
          </table:table-cell>
          <table:covered-table-cell table:style-name="ce10"/>
          <table:covered-table-cell table:style-name="ce10"/>
          <table:table-cell table:number-columns-repeated="1020"/>
        </table:table-row>
        <table:table-row table:style-name="ro3">
          <table:table-cell/>
          <table:table-cell table:style-name="ce8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0">
            <text:p>0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大</text:p>
          </table:table-cell>
          <table:table-cell office:value-type="string">
            <text:p>中</text:p>
          </table:table-cell>
          <table:table-cell office:value-type="string">
            <text:p>小</text:p>
          </table:table-cell>
          <table:table-cell table:number-columns-repeated="1020"/>
        </table:table-row>
        <table:table-row table:style-name="ro4">
          <table:table-cell table:style-name="ce1" office:value-type="string">
            <text:p>晴<text:span text:style-name="T1"> </text:span><text:span text:style-name="T1">a0</text:span><text:span text:style-name="T2">（大）</text:span><text:span text:style-name="T1"> </text:span><text:span text:style-name="T3">b0</text:span><text:span text:style-name="T4">（小）</text:span><text:span text:style-name="T3"> </text:span><text:span text:style-name="T4">下同</text:span><text:span text:style-name="T3"> <text:s text:c="22"/></text:span></text:p>
          </table:table-cell>
          <table:table-cell table:style-name="ce5" office:value-type="string">
            <text:p>a_0.gif</text:p>
          </table:table-cell>
          <table:table-cell office:value-type="string">
            <text:p>b_0.gif</text:p>
          </table:table-cell>
          <table:table-cell office:value-type="string">
            <text:p>0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多云<text:span text:style-name="T1"> </text:span><text:span text:style-name="T1">a1</text:span></text:p>
          </table:table-cell>
          <table:table-cell table:style-name="ce5" office:value-type="string">
            <text:p>a_1.gif</text:p>
          </table:table-cell>
          <table:table-cell office:value-type="string">
            <text:p>b_1.gif</text:p>
          </table:table-cell>
          <table:table-cell office:value-type="string">
            <text:p>1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阴<text:span text:style-name="T1"> </text:span><text:span text:style-name="T1">a2</text:span></text:p>
          </table:table-cell>
          <table:table-cell table:style-name="ce5" office:value-type="string">
            <text:p>a_2.gif</text:p>
          </table:table-cell>
          <table:table-cell office:value-type="string">
            <text:p>b_2.gif</text:p>
          </table:table-cell>
          <table:table-cell office:value-type="string">
            <text:p>2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阵雨<text:span text:style-name="T1"> </text:span><text:span text:style-name="T1">a3</text:span></text:p>
          </table:table-cell>
          <table:table-cell table:style-name="ce5" office:value-type="string">
            <text:p>a_3.gif</text:p>
          </table:table-cell>
          <table:table-cell office:value-type="string">
            <text:p>b_3.gif</text:p>
          </table:table-cell>
          <table:table-cell office:value-type="string">
            <text:p>3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雷阵雨<text:span text:style-name="T1"> </text:span><text:span text:style-name="T1">a4</text:span></text:p>
          </table:table-cell>
          <table:table-cell table:style-name="ce5" office:value-type="string">
            <text:p>a_4.gif</text:p>
          </table:table-cell>
          <table:table-cell office:value-type="string">
            <text:p>b_4.gif</text:p>
          </table:table-cell>
          <table:table-cell office:value-type="string">
            <text:p>4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雷阵雨并伴有冰雹<text:span text:style-name="T1"> </text:span><text:span text:style-name="T1">a5</text:span></text:p>
          </table:table-cell>
          <table:table-cell table:style-name="ce5" office:value-type="string">
            <text:p>a_5.gif</text:p>
          </table:table-cell>
          <table:table-cell office:value-type="string">
            <text:p>b_5.gif</text:p>
          </table:table-cell>
          <table:table-cell office:value-type="string">
            <text:p>5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雨夹雪<text:span text:style-name="T1"> </text:span><text:span text:style-name="T1">a6</text:span></text:p>
          </table:table-cell>
          <table:table-cell table:style-name="ce5" office:value-type="string">
            <text:p>a_6.gif</text:p>
          </table:table-cell>
          <table:table-cell office:value-type="string">
            <text:p>b_6.gif</text:p>
          </table:table-cell>
          <table:table-cell office:value-type="string">
            <text:p>6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小雨<text:span text:style-name="T1"> </text:span><text:span text:style-name="T1">a7</text:span></text:p>
          </table:table-cell>
          <table:table-cell table:style-name="ce5" office:value-type="string">
            <text:p>a_7.gif</text:p>
          </table:table-cell>
          <table:table-cell office:value-type="string">
            <text:p>b_7.gif</text:p>
          </table:table-cell>
          <table:table-cell office:value-type="string">
            <text:p>7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中雨<text:span text:style-name="T1"> </text:span><text:span text:style-name="T1">a8</text:span></text:p>
          </table:table-cell>
          <table:table-cell table:style-name="ce5" office:value-type="string">
            <text:p>a_8.gif</text:p>
          </table:table-cell>
          <table:table-cell office:value-type="string">
            <text:p>b_8.gif</text:p>
          </table:table-cell>
          <table:table-cell office:value-type="string">
            <text:p>8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雨<text:span text:style-name="T1"> </text:span><text:span text:style-name="T1">a9</text:span></text:p>
          </table:table-cell>
          <table:table-cell table:style-name="ce5" office:value-type="string">
            <text:p>a_9.gif</text:p>
          </table:table-cell>
          <table:table-cell office:value-type="string">
            <text:p>b_9.gif</text:p>
          </table:table-cell>
          <table:table-cell office:value-type="string">
            <text:p>9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暴雨<text:span text:style-name="T1"> </text:span><text:span text:style-name="T1">a10</text:span></text:p>
          </table:table-cell>
          <table:table-cell table:style-name="ce5" office:value-type="string">
            <text:p>a_10.gif</text:p>
          </table:table-cell>
          <table:table-cell office:value-type="string">
            <text:p>b_10.gif</text:p>
          </table:table-cell>
          <table:table-cell office:value-type="string">
            <text:p>10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暴雨<text:span text:style-name="T1"> </text:span><text:span text:style-name="T1">a11</text:span></text:p>
          </table:table-cell>
          <table:table-cell table:style-name="ce5" office:value-type="string">
            <text:p>a_11.gif</text:p>
          </table:table-cell>
          <table:table-cell office:value-type="string">
            <text:p>b_11.gif</text:p>
          </table:table-cell>
          <table:table-cell office:value-type="string">
            <text:p>11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特大暴雨<text:span text:style-name="T1"> </text:span><text:span text:style-name="T1">a12</text:span></text:p>
          </table:table-cell>
          <table:table-cell table:style-name="ce5" office:value-type="string">
            <text:p>a_12.gif</text:p>
          </table:table-cell>
          <table:table-cell office:value-type="string">
            <text:p>b_12.gif</text:p>
          </table:table-cell>
          <table:table-cell office:value-type="string">
            <text:p>12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阵雪<text:span text:style-name="T1"> </text:span><text:span text:style-name="T1">a13</text:span></text:p>
          </table:table-cell>
          <table:table-cell table:style-name="ce5" office:value-type="string">
            <text:p>a_13.gif</text:p>
          </table:table-cell>
          <table:table-cell office:value-type="string">
            <text:p>b_13.gif</text:p>
          </table:table-cell>
          <table:table-cell office:value-type="string">
            <text:p>13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小雪<text:span text:style-name="T1"> </text:span><text:span text:style-name="T1">a14</text:span></text:p>
          </table:table-cell>
          <table:table-cell table:style-name="ce5" office:value-type="string">
            <text:p>a_14.gif</text:p>
          </table:table-cell>
          <table:table-cell office:value-type="string">
            <text:p>b_14.gif</text:p>
          </table:table-cell>
          <table:table-cell office:value-type="string">
            <text:p>14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中雪<text:span text:style-name="T1"> </text:span><text:span text:style-name="T1">a15</text:span></text:p>
          </table:table-cell>
          <table:table-cell table:style-name="ce5" office:value-type="string">
            <text:p>a_15.gif</text:p>
          </table:table-cell>
          <table:table-cell office:value-type="string">
            <text:p>b_15.gif</text:p>
          </table:table-cell>
          <table:table-cell office:value-type="string">
            <text:p>15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雪<text:span text:style-name="T1"> </text:span><text:span text:style-name="T1">a16</text:span></text:p>
          </table:table-cell>
          <table:table-cell table:style-name="ce5" office:value-type="string">
            <text:p>a_16.gif</text:p>
          </table:table-cell>
          <table:table-cell office:value-type="string">
            <text:p>b_16.gif</text:p>
          </table:table-cell>
          <table:table-cell office:value-type="string">
            <text:p>16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暴雪<text:span text:style-name="T1"> </text:span><text:span text:style-name="T1">a17</text:span></text:p>
          </table:table-cell>
          <table:table-cell table:style-name="ce5" office:value-type="string">
            <text:p>a_17.gif</text:p>
          </table:table-cell>
          <table:table-cell office:value-type="string">
            <text:p>b_17.gif</text:p>
          </table:table-cell>
          <table:table-cell office:value-type="string">
            <text:p>17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雾<text:span text:style-name="T1"> </text:span><text:span text:style-name="T1">a18</text:span></text:p>
          </table:table-cell>
          <table:table-cell table:style-name="ce5" office:value-type="string">
            <text:p>a_18.gif</text:p>
          </table:table-cell>
          <table:table-cell office:value-type="string">
            <text:p>b_18.gif</text:p>
          </table:table-cell>
          <table:table-cell office:value-type="string">
            <text:p>18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冻雨<text:span text:style-name="T1"> </text:span><text:span text:style-name="T1">a19</text:span></text:p>
          </table:table-cell>
          <table:table-cell table:style-name="ce5" office:value-type="string">
            <text:p>a_19.gif</text:p>
          </table:table-cell>
          <table:table-cell office:value-type="string">
            <text:p>b_19.gif</text:p>
          </table:table-cell>
          <table:table-cell office:value-type="string">
            <text:p>19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沙尘暴<text:span text:style-name="T1"> </text:span><text:span text:style-name="T1">a20</text:span></text:p>
          </table:table-cell>
          <table:table-cell table:style-name="ce5" office:value-type="string">
            <text:p>a_20.gif</text:p>
          </table:table-cell>
          <table:table-cell office:value-type="string">
            <text:p>b_20.gif</text:p>
          </table:table-cell>
          <table:table-cell office:value-type="string">
            <text:p>20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小雨<text:span text:style-name="T1">-</text:span><text:span text:style-name="T2">中雨</text:span><text:span text:style-name="T1"> </text:span><text:span text:style-name="T1">a21</text:span></text:p>
          </table:table-cell>
          <table:table-cell table:style-name="ce5" office:value-type="string">
            <text:p>a_21.gif</text:p>
          </table:table-cell>
          <table:table-cell office:value-type="string">
            <text:p>b_21.gif</text:p>
          </table:table-cell>
          <table:table-cell office:value-type="string">
            <text:p>21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中雨<text:span text:style-name="T1">-</text:span><text:span text:style-name="T2">大雨</text:span><text:span text:style-name="T1"> </text:span><text:span text:style-name="T1">a22</text:span></text:p>
          </table:table-cell>
          <table:table-cell table:style-name="ce5" office:value-type="string">
            <text:p>a_22.gif</text:p>
          </table:table-cell>
          <table:table-cell office:value-type="string">
            <text:p>b_22.gif</text:p>
          </table:table-cell>
          <table:table-cell office:value-type="string">
            <text:p>22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雨<text:span text:style-name="T1">-</text:span><text:span text:style-name="T2">暴雨</text:span><text:span text:style-name="T1"> </text:span><text:span text:style-name="T1">a23</text:span></text:p>
          </table:table-cell>
          <table:table-cell table:style-name="ce5" office:value-type="string">
            <text:p>a_23.gif</text:p>
          </table:table-cell>
          <table:table-cell office:value-type="string">
            <text:p>b_23.gif</text:p>
          </table:table-cell>
          <table:table-cell office:value-type="string">
            <text:p>23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暴雨<text:span text:style-name="T1">-</text:span><text:span text:style-name="T2">大暴雨</text:span><text:span text:style-name="T1"> </text:span><text:span text:style-name="T1">a24</text:span></text:p>
          </table:table-cell>
          <table:table-cell table:style-name="ce5" office:value-type="string">
            <text:p>a_24.gif</text:p>
          </table:table-cell>
          <table:table-cell office:value-type="string">
            <text:p>b_24.gif</text:p>
          </table:table-cell>
          <table:table-cell office:value-type="string">
            <text:p>24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暴雨<text:span text:style-name="T1">-</text:span><text:span text:style-name="T2">特大暴雨</text:span><text:span text:style-name="T1"> </text:span><text:span text:style-name="T1">a25</text:span></text:p>
          </table:table-cell>
          <table:table-cell table:style-name="ce5" office:value-type="string">
            <text:p>a_25.gif</text:p>
          </table:table-cell>
          <table:table-cell office:value-type="string">
            <text:p>b_25.gif</text:p>
          </table:table-cell>
          <table:table-cell office:value-type="string">
            <text:p>25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小雪<text:span text:style-name="T1">-</text:span><text:span text:style-name="T2">中雪</text:span><text:span text:style-name="T1"> </text:span><text:span text:style-name="T1">a26</text:span></text:p>
          </table:table-cell>
          <table:table-cell table:style-name="ce5" office:value-type="string">
            <text:p>a_26.gif</text:p>
          </table:table-cell>
          <table:table-cell office:value-type="string">
            <text:p>b_26.gif</text:p>
          </table:table-cell>
          <table:table-cell office:value-type="string">
            <text:p>26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中雪<text:span text:style-name="T1">-</text:span><text:span text:style-name="T2">大雪</text:span><text:span text:style-name="T1"> </text:span><text:span text:style-name="T1">a27</text:span></text:p>
          </table:table-cell>
          <table:table-cell table:style-name="ce5" office:value-type="string">
            <text:p>a_27.gif</text:p>
          </table:table-cell>
          <table:table-cell office:value-type="string">
            <text:p>b_27.gif</text:p>
          </table:table-cell>
          <table:table-cell office:value-type="string">
            <text:p>27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大雪<text:span text:style-name="T1">-</text:span><text:span text:style-name="T2">暴雪</text:span><text:span text:style-name="T1"> </text:span><text:span text:style-name="T1">a28</text:span></text:p>
          </table:table-cell>
          <table:table-cell table:style-name="ce5" office:value-type="string">
            <text:p>a_28.gif</text:p>
          </table:table-cell>
          <table:table-cell office:value-type="string">
            <text:p>b_28.gif</text:p>
          </table:table-cell>
          <table:table-cell office:value-type="string">
            <text:p>28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沙尘<text:span text:style-name="T1"> </text:span><text:span text:style-name="T1">a29</text:span></text:p>
          </table:table-cell>
          <table:table-cell table:style-name="ce5" office:value-type="string">
            <text:p>a_29.gif</text:p>
          </table:table-cell>
          <table:table-cell office:value-type="string">
            <text:p>b_29.gif</text:p>
          </table:table-cell>
          <table:table-cell office:value-type="string">
            <text:p>29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扬沙<text:span text:style-name="T1">a30</text:span></text:p>
          </table:table-cell>
          <table:table-cell table:style-name="ce5" office:value-type="string">
            <text:p>a_30.gif</text:p>
          </table:table-cell>
          <table:table-cell office:value-type="string">
            <text:p>b_30.gif</text:p>
          </table:table-cell>
          <table:table-cell office:value-type="string">
            <text:p>30.gif</text:p>
          </table:table-cell>
          <table:table-cell table:number-columns-repeated="1020"/>
        </table:table-row>
        <table:table-row table:style-name="ro5">
          <table:table-cell table:style-name="ce1" office:value-type="string">
            <text:p>强沙尘暴<text:span text:style-name="T1"> </text:span><text:span text:style-name="T1">a31</text:span></text:p>
          </table:table-cell>
          <table:table-cell table:style-name="ce5" office:value-type="string">
            <text:p>a_31.gif</text:p>
          </table:table-cell>
          <table:table-cell office:value-type="string">
            <text:p>b_31.gif</text:p>
          </table:table-cell>
          <table:table-cell office:value-type="string">
            <text:p>31.gif</text:p>
          </table:table-cell>
          <table:table-cell table:number-columns-repeated="1020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6549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宋体" svg:font-family="宋体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DejaVu Sans" fo:language="en" fo:country="US" style:font-name-asian="DejaVu San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￥</number:text>
      <number:number number:decimal-places="0" number:min-integer-digits="1" number:grouping="true"/>
    </number:number-style>
    <number:number-style style:name="N116">
      <number:text>￥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style:text-properties fo:color="#ff0000"/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￥</number:text>
      <number:number number:decimal-places="2" number:min-integer-digits="1" number:grouping="true"/>
    </number:number-style>
    <number:number-style style:name="N119">
      <number:text>￥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style:text-properties fo:color="#ff0000"/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-</number:text>
      <number:number number:decimal-places="0" number:min-integer-digits="1" number:grouping="true"/>
      <number:text> </number:text>
    </number:number-style>
    <number:number-style style:name="N134P2" style:volatile="true">
      <number:text>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￥</number:text>
      <number:number number:decimal-places="0" number:min-integer-digits="1" number:grouping="true"/>
      <number:text> </number:text>
    </number:number-style>
    <number:number-style style:name="N138P1" style:volatile="true">
      <number:text> ￥-</number:text>
      <number:number number:decimal-places="0" number:min-integer-digits="1" number:grouping="true"/>
      <number:text> </number:text>
    </number:number-style>
    <number:number-style style:name="N138P2" style:volatile="true">
      <number:text> ￥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</number:text>
    </number:number-style>
    <number:number-style style:name="N142P1" style:volatile="true">
      <number:text> -</number:text>
      <number:number number:decimal-places="2" number:min-integer-digits="1" number:grouping="true"/>
      <number:text> </number:text>
    </number:number-style>
    <number:number-style style:name="N142P2" style:volatile="true">
      <number:text>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￥</number:text>
      <number:number number:decimal-places="2" number:min-integer-digits="1" number:grouping="true"/>
      <number:text> </number:text>
    </number:number-style>
    <number:number-style style:name="N146P1" style:volatile="true">
      <number:text> ￥-</number:text>
      <number:number number:decimal-places="2" number:min-integer-digits="1" number:grouping="true"/>
      <number:text> </number:text>
    </number:number-style>
    <number:number-style style:name="N146P2" style:volatile="true">
      <number:text> ￥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integer-digits="3" number:min-exponent-digits="1"/>
    </number:number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number:date-style style:name="N5114" number:language="zh" number:country="CN">
      <number:year number:style="long"/>
      <number:text>-</number:text>
      <number:month/>
      <number:text>-</number:text>
      <number:day/>
    </number:date-style>
    <number:date-style style:name="N5115" number:language="zh" number:country="CN">
      <number:day/>
      <number:text>-</number:text>
      <number:month number:textual="true"/>
      <number:text>-</number:text>
      <number:year/>
    </number:date-style>
    <number:date-style style:name="N5116" number:language="zh" number:country="CN">
      <number:day/>
      <number:text>-</number:text>
      <number:month number:textual="true"/>
    </number:date-style>
    <number:date-style style:name="N5117" number:language="zh" number:country="CN">
      <number:month number:textual="true"/>
      <number:text>-</number:text>
      <number:year/>
    </number:date-style>
    <number:time-style style:name="N5118" number:language="zh" number:country="CN">
      <number:hours/>
      <number:text>:</number:text>
      <number:minutes number:style="long"/>
      <number:text> </number:text>
      <number:am-pm/>
    </number:time-style>
    <number:time-style style:name="N5119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</number:time-style>
    <number:time-style style:name="N5121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2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3" number:language="zh" number:country="CN">
      <number:month/>
      <number:text>-</number:text>
      <number:day/>
      <number:text>-</number:text>
      <number:year/>
    </number:date-style>
    <number:time-style style:name="N5124" number:language="zh" number:country="CN">
      <number:hours/>
      <number:text>时</number:text>
      <number:minutes number:style="long"/>
      <number:text>分</number:text>
    </number:time-style>
    <number:time-style style:name="N5125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6" number:language="zh" number:country="CN">
      <number:am-pm/>
      <number:hours/>
      <number:text>时</number:text>
      <number:minutes number:style="long"/>
      <number:text>分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29P0" style:volatile="true" number:language="zh" number:country="CN">
      <number:text>￥</number:text>
      <number:number number:decimal-places="2" number:min-integer-digits="1" number:grouping="true"/>
    </number:number-style>
    <number:number-style style:name="N5129" number:language="zh" number:country="CN">
      <number:text>-￥</number:text>
      <number:number number:decimal-places="2" number:min-integer-digits="1" number:grouping="true"/>
      <style:map style:condition="value()&gt;=0" style:apply-style-name="N5129P0"/>
    </number:number-style>
    <style:style style:name="Default" style:family="table-cell">
      <style:table-cell-properties style:rotation-align="none" style:vertical-align="middle"/>
      <style:text-properties fo:color="#000000" style:font-name="宋体" fo:font-size="11pt" style:font-name-asian="宋体" style:font-size-asian="11pt" style:font-name-complex="DejaVu Sans1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宋体" fo:font-size="11pt" fo:font-style="normal" fo:text-shadow="none" style:text-underline-style="solid" style:text-underline-width="auto" style:text-underline-color="font-color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6">2011／01／26</text:date>, <text:time>01:08:3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dministrator</meta:initial-creator>
    <meta:creation-date>2011-01-25T14:15:14</meta:creation-date>
    <dc:date>2011-01-26T01:08:30</dc:date>
    <meta:generator>RedOffice/5.0$Linux OpenOffice.org_project/500m10$Build-9493</meta:generator>
    <meta:editing-duration>PT00H51M27S</meta:editing-duration>
    <meta:editing-cycles>1</meta:editing-cycles>
    <meta:document-statistic meta:table-count="3" meta:cell-count="678" meta:object-count="0"/>
  </office:meta>
</office:document-meta>
</file>